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language="fr" fo:country="FR" officeooo:rsid="000496e3" officeooo:paragraph-rsid="000496e3" style:font-size-asian="10.5pt"/>
    </style:style>
    <style:style style:name="P2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4a3a8" officeooo:paragraph-rsid="0004a3a8" style:font-size-asian="10.5p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59bca" officeooo:paragraph-rsid="00059bca" style:font-size-asian="10.5p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790d4" officeooo:paragraph-rsid="000790d4" style:font-size-asian="10.5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866a0" officeooo:paragraph-rsid="000866a0" style:font-size-asian="10.5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124790" officeooo:paragraph-rsid="00124790" style:font-size-asian="10.5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866a0" officeooo:paragraph-rsid="000866a0" style:font-size-asian="10.5p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b5036" officeooo:paragraph-rsid="000b5036" style:font-size-asian="10.5p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c1b8d" officeooo:paragraph-rsid="000c1b8d" style:font-size-asian="10.5p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dd525" officeooo:paragraph-rsid="000dd525" style:font-size-asian="10.5p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fc1d9" officeooo:paragraph-rsid="000fc1d9" style:font-size-asian="10.5p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24790" officeooo:paragraph-rsid="00124790" style:font-size-asian="10.5p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29e75" officeooo:paragraph-rsid="00129e75" style:font-size-asian="10.5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5c40d" officeooo:paragraph-rsid="0015c40d" style:font-size-asian="10.5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7a613" officeooo:paragraph-rsid="0017a613" style:font-size-asian="10.5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496e3" officeooo:paragraph-rsid="000496e3" style:font-size-asian="10.5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4a3a8" officeooo:paragraph-rsid="0004a3a8" style:font-size-asian="10.5p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52f40" officeooo:paragraph-rsid="0004a3a8" style:font-size-asian="10.5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790d4" officeooo:paragraph-rsid="000790d4" style:font-size-asian="10.5p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866a0" officeooo:paragraph-rsid="000866a0" style:font-size-asian="10.5p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95e98" officeooo:paragraph-rsid="00095e98" style:font-size-asian="10.5p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2c6a" officeooo:paragraph-rsid="000b2c6a" style:font-size-asian="10.5p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5036" officeooo:paragraph-rsid="000b5036" style:font-size-asian="10.5p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7069" officeooo:paragraph-rsid="000b7069" style:font-size-asian="10.5pt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c1b8d" officeooo:paragraph-rsid="000c1b8d" style:font-size-asian="10.5pt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dd525" officeooo:paragraph-rsid="000dd525" style:font-size-asian="10.5p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ef3b2" officeooo:paragraph-rsid="000ef3b2" style:font-size-asian="10.5p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fc1d9" officeooo:paragraph-rsid="000fc1d9" style:font-size-asian="10.5p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0dcd9" officeooo:paragraph-rsid="000fc1d9" style:font-size-asian="10.5pt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2948d" officeooo:paragraph-rsid="0012948d" style:font-size-asian="10.5pt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29e75" officeooo:paragraph-rsid="00129e75" style:font-size-asian="10.5pt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493c7" officeooo:paragraph-rsid="001493c7" style:font-size-asian="10.5pt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7bbe" officeooo:paragraph-rsid="00157bbe" style:font-size-asian="10.5pt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c40d" officeooo:paragraph-rsid="0015c40d" style:font-size-asian="10.5pt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e2a2" officeooo:paragraph-rsid="0015c40d" style:font-size-asian="10.5pt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7a613" officeooo:paragraph-rsid="0017a613" style:font-size-asian="10.5pt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96156" officeooo:paragraph-rsid="00196156" style:font-size-asian="10.5pt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d34d9" officeooo:paragraph-rsid="001d34d9" style:font-size-asian="10.5pt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0d868" officeooo:paragraph-rsid="0020d868" style:font-size-asian="10.5pt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260a4" officeooo:paragraph-rsid="002260a4" style:font-size-asian="10.5pt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37597" officeooo:paragraph-rsid="00237597" style:font-size-asian="10.5pt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71e60" officeooo:paragraph-rsid="00271e60" style:font-size-asian="10.5pt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7971f" officeooo:paragraph-rsid="0027971f" style:font-size-asian="10.5pt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90ba5" officeooo:paragraph-rsid="00290ba5" style:font-size-asian="10.5pt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bc9a0" officeooo:paragraph-rsid="002bc9a0" style:font-size-asian="10.5pt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c51e0" officeooo:paragraph-rsid="002c51e0" style:font-size-asian="10.5pt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dcaa8" officeooo:paragraph-rsid="002dcaa8" style:font-size-asian="10.5pt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ebf0f" officeooo:paragraph-rsid="002ebf0f" style:font-size-asian="10.5pt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0e3ba" officeooo:paragraph-rsid="0030e3ba" style:font-size-asian="10.5pt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263f1" officeooo:paragraph-rsid="003263f1" style:font-size-asian="10.5pt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2d886" officeooo:paragraph-rsid="0032d886" style:font-size-asian="10.5pt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3579e" officeooo:paragraph-rsid="0033579e" style:font-size-asian="10.5pt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3e2d9" officeooo:paragraph-rsid="0033e2d9" style:font-size-asian="10.5pt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5c40d" officeooo:paragraph-rsid="0015c40d" style:font-size-asian="10.5pt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7a613" officeooo:paragraph-rsid="0017a613" style:font-size-asian="10.5pt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96156" officeooo:paragraph-rsid="00196156" style:font-size-asian="10.5pt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71e60" officeooo:paragraph-rsid="00271e60" style:font-size-asian="10.5pt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90ba5" officeooo:paragraph-rsid="00290ba5" style:font-size-asian="10.5pt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DejaVu Sans" fo:language="fr" fo:country="FR" fo:font-style="italic" style:text-underline-style="none" fo:font-weight="normal" officeooo:rsid="001d34d9" officeooo:paragraph-rsid="001d34d9" style:font-size-asian="10.5pt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69fea" officeooo:paragraph-rsid="00369fea" style:font-size-asian="10.5pt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8ece6" officeooo:paragraph-rsid="0038ece6" style:font-size-asian="10.5pt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96086" officeooo:paragraph-rsid="00396086" style:font-size-asian="10.5pt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c3510" officeooo:paragraph-rsid="003c3510" style:font-size-asian="10.5pt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d5d87" officeooo:paragraph-rsid="003d5d87" style:font-size-asian="10.5pt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fbb4b" officeooo:paragraph-rsid="003fbb4b" style:font-size-asian="10.5pt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0014c" officeooo:paragraph-rsid="0040014c" style:font-size-asian="10.5pt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04b6c" officeooo:paragraph-rsid="00404b6c" style:font-size-asian="10.5pt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1822a" officeooo:paragraph-rsid="0041822a" style:font-size-asian="10.5pt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3013a" officeooo:paragraph-rsid="0043013a" style:font-size-asian="10.5pt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4e453" officeooo:paragraph-rsid="0044e453" style:font-size-asian="10.5pt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5f622" officeooo:paragraph-rsid="0045f622" style:font-size-asian="10.5pt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7ac2d" officeooo:paragraph-rsid="0047ac2d" style:font-size-asian="10.5pt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977b0" officeooo:paragraph-rsid="004977b0" style:font-size-asian="10.5pt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a3aa5" officeooo:paragraph-rsid="004a3aa5" style:font-size-asian="10.5pt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c09fe" officeooo:paragraph-rsid="004c09fe" style:font-size-asian="10.5pt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c243e" officeooo:paragraph-rsid="004c243e" style:font-size-asian="10.5pt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d18ae" officeooo:paragraph-rsid="004d18ae" style:font-size-asian="10.5pt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edcc3" officeooo:paragraph-rsid="004edcc3" style:font-size-asian="10.5pt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fcaff" officeooo:paragraph-rsid="004fcaff" style:font-size-asian="10.5pt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13bc2" officeooo:paragraph-rsid="00513bc2" style:font-size-asian="10.5pt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2767b" officeooo:paragraph-rsid="0052767b" style:font-size-asian="10.5pt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3decb" officeooo:paragraph-rsid="0053decb" style:font-size-asian="10.5pt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566e4" officeooo:paragraph-rsid="005566e4" style:font-size-asian="10.5pt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5c2f7" officeooo:paragraph-rsid="0055c2f7" style:font-size-asian="10.5pt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6725b" officeooo:paragraph-rsid="0056725b" style:font-size-asian="10.5pt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7a77a" officeooo:paragraph-rsid="0057a77a" style:font-size-asian="10.5pt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93de4" officeooo:paragraph-rsid="00593de4" style:font-size-asian="10.5pt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b20b0" officeooo:paragraph-rsid="005b20b0" style:font-size-asian="10.5pt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c663b" officeooo:paragraph-rsid="005c663b" style:font-size-asian="10.5pt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d61e8" officeooo:paragraph-rsid="005d61e8" style:font-size-asian="10.5pt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07fea" officeooo:paragraph-rsid="00607fea" style:font-size-asian="10.5pt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1fd25" officeooo:paragraph-rsid="0061fd25" style:font-size-asian="10.5pt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2ec59" officeooo:paragraph-rsid="0062ec59" style:font-size-asian="10.5pt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7e446" officeooo:paragraph-rsid="0067e446" style:font-size-asian="10.5pt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9113e" officeooo:paragraph-rsid="0069113e" style:font-size-asian="10.5pt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a3e94" officeooo:paragraph-rsid="006a3e94" style:font-size-asian="10.5pt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442d3" officeooo:paragraph-rsid="006442d3" style:font-size-asian="10.5pt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b71bb" officeooo:paragraph-rsid="006b71bb" style:font-size-asian="10.5pt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baa78" officeooo:paragraph-rsid="006baa78" style:font-size-asian="10.5pt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061cc" officeooo:paragraph-rsid="007061cc" style:font-size-asian="10.5pt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45b09" officeooo:paragraph-rsid="00745b09" style:font-size-asian="10.5pt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48b7d" officeooo:paragraph-rsid="00748b7d" style:font-size-asian="10.5pt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5539d" officeooo:paragraph-rsid="0075539d" style:font-size-asian="10.5pt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73816" officeooo:paragraph-rsid="00773816" style:font-size-asian="10.5pt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99cdb" officeooo:paragraph-rsid="00799cdb" style:font-size-asian="10.5pt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b2b98" officeooo:paragraph-rsid="007b2b98" style:font-size-asian="10.5pt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c320d" officeooo:paragraph-rsid="007c320d" style:font-size-asian="10.5pt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d6da5" officeooo:paragraph-rsid="007d6da5" style:font-size-asian="10.5pt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0cbc4" officeooo:paragraph-rsid="0080cbc4" style:font-size-asian="10.5pt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25ba3" officeooo:paragraph-rsid="00825ba3" style:font-size-asian="10.5pt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2c7cc" officeooo:paragraph-rsid="0082c7cc" style:font-size-asian="10.5pt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375a9" officeooo:paragraph-rsid="008375a9" style:font-size-asian="10.5pt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459b5" officeooo:paragraph-rsid="008459b5" style:font-size-asian="10.5pt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50f27" officeooo:paragraph-rsid="00850f27" style:font-size-asian="10.5pt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567f3" officeooo:paragraph-rsid="008567f3" style:font-size-asian="10.5pt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5bf76" officeooo:paragraph-rsid="0085bf76" style:font-size-asian="10.5pt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7bc31" officeooo:paragraph-rsid="0087bc31" style:font-size-asian="10.5pt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83389" officeooo:paragraph-rsid="00883389" style:font-size-asian="10.5pt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83dc2" officeooo:paragraph-rsid="00883dc2" style:font-size-asian="10.5pt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94065" officeooo:paragraph-rsid="00894065" style:font-size-asian="10.5pt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ab893" officeooo:paragraph-rsid="00894065" style:font-size-asian="10.5pt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c0e0f" officeooo:paragraph-rsid="008c0e0f" style:font-size-asian="10.5pt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cde51" officeooo:paragraph-rsid="008cde51" style:font-size-asian="10.5pt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dd202" officeooo:paragraph-rsid="008dd202" style:font-size-asian="10.5pt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f23e8" officeooo:paragraph-rsid="008f23e8" style:font-size-asian="10.5pt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11b1a" officeooo:paragraph-rsid="00911b1a" style:font-size-asian="10.5pt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2fcc3" officeooo:paragraph-rsid="0092fcc3" style:font-size-asian="10.5pt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48670" officeooo:paragraph-rsid="00948670" style:font-size-asian="10.5pt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74841" officeooo:paragraph-rsid="00974841" style:font-size-asian="10.5pt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865cc" officeooo:paragraph-rsid="009865cc" style:font-size-asian="10.5pt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94fd3" officeooo:paragraph-rsid="00994fd3" style:font-size-asian="10.5pt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a3f34" officeooo:paragraph-rsid="009a3f34" style:font-size-asian="10.5pt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a9d4c" officeooo:paragraph-rsid="009a9d4c" style:font-size-asian="10.5pt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a9d4c" officeooo:paragraph-rsid="009c114c" style:font-size-asian="10.5pt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bold" officeooo:rsid="004edcc3" officeooo:paragraph-rsid="004edcc3" style:font-size-asian="10.5pt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bold" officeooo:rsid="00683e2e" officeooo:paragraph-rsid="00683e2e" style:font-size-asian="10.5pt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bold" officeooo:rsid="009a3f34" officeooo:paragraph-rsid="009a3f34" style:font-size-asian="10.5pt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bold" officeooo:rsid="009a9d4c" officeooo:paragraph-rsid="009a9d4c" style:font-size-asian="10.5pt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bold" officeooo:rsid="009a9d4c" officeooo:paragraph-rsid="009c114c" style:font-size-asian="10.5pt" style:font-weight-asian="bold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solid" style:text-underline-width="auto" style:text-underline-color="font-color" fo:font-weight="normal" officeooo:rsid="0069113e" officeooo:paragraph-rsid="0069113e" style:font-size-asian="10.5pt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italic" style:text-underline-style="none" fo:font-weight="normal" officeooo:rsid="009a9d4c" officeooo:paragraph-rsid="009a9d4c" style:font-size-asian="10.5pt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9d13cf" officeooo:paragraph-rsid="009d13cf" style:font-size-asian="10.5pt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599d0" officeooo:paragraph-rsid="00a599d0" style:font-size-asian="10.5pt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9c114c" officeooo:paragraph-rsid="009c114c" style:font-size-asian="10.5pt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9dc7ff" officeooo:paragraph-rsid="009dc7ff" style:font-size-asian="10.5pt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9fc335" officeooo:paragraph-rsid="009df48b" style:font-size-asian="10.5pt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1771e" officeooo:paragraph-rsid="00a1771e" style:font-size-asian="10.5pt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2601a" officeooo:paragraph-rsid="00a1771e" style:font-size-asian="10.5pt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b0642" officeooo:paragraph-rsid="00ab0642" style:font-size-asian="10.5pt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d0978" officeooo:paragraph-rsid="00ad0978" style:font-size-asian="10.5pt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efa30" officeooo:paragraph-rsid="00adaeab" style:font-size-asian="10.5pt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efa30" officeooo:paragraph-rsid="00aefa30" style:font-size-asian="10.5pt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b0e2b6" officeooo:paragraph-rsid="00b0e2b6" style:font-size-asian="10.5pt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f4ba3" officeooo:paragraph-rsid="00af4ba3" style:font-size-asian="10.5pt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b1a91e" officeooo:paragraph-rsid="00b1a91e" style:font-size-asian="10.5pt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b3a12a" officeooo:paragraph-rsid="00b3a12a" style:font-size-asian="10.5pt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bold" officeooo:rsid="009d13cf" officeooo:paragraph-rsid="009d13cf" style:font-size-asian="10.5pt" style:font-style-asian="normal" style:font-weight-asian="bold" style:font-style-complex="normal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bold" officeooo:rsid="00ab0642" officeooo:paragraph-rsid="00ab0642" style:font-size-asian="10.5pt" style:font-style-asian="normal" style:font-weight-asian="bold" style:font-style-complex="normal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bold" officeooo:rsid="00aefa30" officeooo:paragraph-rsid="00aefa30" style:font-size-asian="10.5pt" style:font-style-asian="normal" style:font-weight-asian="bold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000000" style:font-name="DejaVu Sans" fo:language="fr" fo:country="FR" fo:font-style="normal" style:text-underline-style="none" fo:font-weight="bold" officeooo:rsid="00af4ba3" officeooo:paragraph-rsid="00af4ba3" style:font-size-asian="10.5pt" style:font-style-asian="normal" style:font-weight-asian="bold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000000" style:font-name="DejaVu Sans" fo:language="fr" fo:country="FR" fo:font-style="normal" style:text-underline-style="none" fo:font-weight="bold" officeooo:rsid="00b0e2b6" officeooo:paragraph-rsid="00b0e2b6" style:font-size-asian="10.5pt" style:font-style-asian="normal" style:font-weight-asian="bold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9c114c" officeooo:paragraph-rsid="009c114c" style:font-size-asian="10.5pt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9dc7ff" officeooo:paragraph-rsid="009dc7ff" style:font-size-asian="10.5pt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9df48b" officeooo:paragraph-rsid="009df48b" style:font-size-asian="10.5pt" style:font-style-asian="normal" style:font-weight-asian="normal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a1771e" officeooo:paragraph-rsid="00a1771e" style:font-size-asian="10.5pt" style:font-style-asian="normal" style:font-weight-asian="normal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b1a91e" officeooo:paragraph-rsid="00b1a91e" style:font-size-asian="10.5pt" style:font-style-asian="normal" style:font-weight-asian="normal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b3a12a" officeooo:paragraph-rsid="00b3a12a" style:font-size-asian="10.5pt" style:font-style-asian="normal" style:font-weight-asian="normal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b49faf" officeooo:paragraph-rsid="00b49faf" style:font-size-asian="10.5pt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bold" officeooo:rsid="00ad0978" officeooo:paragraph-rsid="00ad0978" style:font-size-asian="10.5pt" style:font-style-asian="normal" style:font-weight-asian="bold" style:font-style-complex="normal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bold" officeooo:rsid="00adaeab" officeooo:paragraph-rsid="00adaeab" style:font-size-asian="10.5pt" style:font-style-asian="normal" style:font-weight-asian="bold" style:font-style-complex="normal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bold" officeooo:rsid="00aefa30" officeooo:paragraph-rsid="00aefa30" style:font-size-asian="10.5pt" style:font-style-asian="normal" style:font-weight-asian="bold" style:font-style-complex="normal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3a12a" officeooo:paragraph-rsid="00b3a12a" style:font-size-asian="10.5pt" style:font-style-asian="normal" style:font-weight-asian="normal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49faf" officeooo:paragraph-rsid="00b49faf" style:font-size-asian="10.5pt" style:font-style-asian="normal" style:font-weight-asian="normal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55566" officeooo:paragraph-rsid="00b55566" style:font-size-asian="10.5pt" style:font-style-asian="normal" style:font-weight-asian="normal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76858" officeooo:paragraph-rsid="00b76858" style:font-size-asian="10.5pt" style:font-style-asian="normal" style:font-weight-asian="normal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f76f6" officeooo:paragraph-rsid="00bf76f6" style:font-size-asian="10.5pt" style:font-style-asian="normal" style:font-weight-asian="normal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a52b7" officeooo:paragraph-rsid="00ca52b7" style:font-size-asian="10.5pt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ad096" officeooo:paragraph-rsid="00bad096" style:font-size-asian="10.5pt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d09e9" officeooo:paragraph-rsid="00bd09e9" style:font-size-asian="10.5pt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0515b" officeooo:paragraph-rsid="00c0515b" style:font-size-asian="10.5pt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0ab9c" officeooo:paragraph-rsid="00c0ab9c" style:font-size-asian="10.5pt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2c28a" officeooo:paragraph-rsid="00c2c28a" style:font-size-asian="10.5pt" style:font-style-asian="normal" style:font-weight-asian="normal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3321c" officeooo:paragraph-rsid="00c3321c" style:font-size-asian="10.5pt" style:font-style-asian="normal" style:font-weight-asian="normal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6e046" officeooo:paragraph-rsid="00c52396" style:font-size-asian="10.5pt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9004a" officeooo:paragraph-rsid="00c9004a" style:font-size-asian="10.5pt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85596" officeooo:paragraph-rsid="00c85596" style:font-size-asian="10.5pt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bfe6c" officeooo:paragraph-rsid="00cbfe6c" style:font-size-asian="10.5pt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bfe6c" officeooo:paragraph-rsid="00cc0c7a" style:font-size-asian="10.5pt" style:font-style-asian="normal" style:font-weight-asian="normal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c0c7a" officeooo:paragraph-rsid="00cc0c7a" style:font-size-asian="10.5pt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de7a5" officeooo:paragraph-rsid="00cde7a5" style:font-size-asian="10.5pt" style:font-style-asian="normal" style:font-weight-asian="normal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df11c" officeooo:paragraph-rsid="00cdf11c" style:font-size-asian="10.5pt" style:font-style-asian="normal" style:font-weight-asian="normal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057e2" officeooo:paragraph-rsid="00d057e2" style:font-size-asian="10.5pt" style:font-style-asian="normal" style:font-weight-asian="normal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0e455" officeooo:paragraph-rsid="00d0e455" style:font-size-asian="10.5pt" style:font-style-asian="normal" style:font-weight-asian="normal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10111" officeooo:paragraph-rsid="00d10111" style:font-size-asian="10.5pt" style:font-style-asian="normal" style:font-weight-asian="normal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bad096" officeooo:paragraph-rsid="00bad096" style:font-size-asian="10.5pt" style:font-style-asian="normal" style:font-weight-asian="bold" style:font-style-complex="normal" style:font-weight-complex="bold"/>
    </style:style>
    <style:style style:name="P196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c0ab9c" officeooo:paragraph-rsid="00c0ab9c" style:font-size-asian="10.5pt" style:font-style-asian="normal" style:font-weight-asian="bold" style:font-style-complex="normal" style:font-weight-complex="bold"/>
    </style:style>
    <style:style style:name="P197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c2c28a" officeooo:paragraph-rsid="00c2c28a" style:font-size-asian="10.5pt" style:font-style-asian="normal" style:font-weight-asian="bold" style:font-style-complex="normal" style:font-weight-complex="bold"/>
    </style:style>
    <style:style style:name="P198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cbfe6c" officeooo:paragraph-rsid="00cbfe6c" style:font-size-asian="10.5pt" style:font-style-asian="normal" style:font-weight-asian="bold" style:font-style-complex="normal" style:font-weight-complex="bold"/>
    </style:style>
    <style:style style:name="P199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d057e2" officeooo:paragraph-rsid="00d057e2" style:font-size-asian="10.5pt" style:font-style-asian="normal" style:font-weight-asian="bold" style:font-style-complex="normal" style:font-weight-complex="bold"/>
    </style:style>
    <style:style style:name="P200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bad096" officeooo:paragraph-rsid="00bad096" style:font-size-asian="10.5pt" style:font-style-asian="normal" style:font-weight-asian="bold" style:font-style-complex="normal" style:font-weight-complex="bold"/>
    </style:style>
    <style:style style:name="P201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bc81d8" officeooo:paragraph-rsid="00bc81d8" style:font-size-asian="10.5pt" style:font-style-asian="normal" style:font-weight-asian="bold" style:font-style-complex="normal" style:font-weight-complex="bold"/>
    </style:style>
    <style:style style:name="P202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c0ab9c" officeooo:paragraph-rsid="00c0ab9c" style:font-size-asian="10.5pt" style:font-style-asian="normal" style:font-weight-asian="bold" style:font-style-complex="normal" style:font-weight-complex="bold"/>
    </style:style>
    <style:style style:name="P203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italic" style:text-underline-style="none" fo:font-weight="normal" officeooo:rsid="00c0515b" officeooo:paragraph-rsid="00c0515b" style:font-size-asian="10.5pt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21409a" style:font-name="DejaVu Sans" fo:language="fr" fo:country="FR" style:text-underline-style="none" fo:font-weight="normal" officeooo:rsid="0033e2d9" officeooo:paragraph-rsid="0033e2d9" style:font-size-asian="10.5pt" style:font-weight-asian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c06616" style:font-name="DejaVu Sans" fo:language="fr" fo:country="FR" style:text-underline-style="none" fo:font-weight="normal" officeooo:rsid="006d2f25" officeooo:paragraph-rsid="006d2f25" style:font-size-asian="10.5pt" style:font-weight-asian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c06616" style:font-name="DejaVu Sans" fo:language="fr" fo:country="FR" style:text-underline-style="none" fo:font-weight="normal" officeooo:rsid="006dbd6e" officeooo:paragraph-rsid="006dbd6e" style:font-size-asian="10.5pt" style:font-weight-asian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c06616" style:font-name="DejaVu Sans" fo:language="fr" fo:country="FR" style:text-underline-style="none" fo:font-weight="normal" officeooo:rsid="006eab2e" officeooo:paragraph-rsid="006eab2e" style:font-size-asian="10.5pt" style:font-weight-asian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c06616" style:font-name="DejaVu Sans" fo:language="fr" fo:country="FR" style:text-underline-style="none" fo:font-weight="normal" officeooo:rsid="0071db32" officeooo:paragraph-rsid="0071db32" style:font-size-asian="10.5pt" style:font-weight-asian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00599d" style:font-name="DejaVu Sans" fo:language="fr" fo:country="FR" style:text-underline-style="none" fo:font-weight="normal" officeooo:rsid="0071db32" officeooo:paragraph-rsid="0071db32" style:font-size-asian="10.5pt" style:font-weight-asian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599d" style:font-name="DejaVu Sans" fo:language="fr" fo:country="FR" style:text-underline-style="none" fo:font-weight="normal" officeooo:rsid="00723645" officeooo:paragraph-rsid="00723645" style:font-size-asian="10.5pt" style:font-weight-asian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599d" style:font-name="DejaVu Sans" fo:language="fr" fo:country="FR" style:text-underline-style="none" fo:font-weight="normal" officeooo:rsid="00735ffa" officeooo:paragraph-rsid="00735ffa" style:font-size-asian="10.5pt" style:font-weight-asian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a3238e" style:font-name="DejaVu Sans" fo:language="fr" fo:country="FR" style:text-underline-style="none" fo:font-weight="normal" officeooo:rsid="00745b09" officeooo:paragraph-rsid="00745b09" style:font-size-asian="10.5pt" style:font-weight-asian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c0515b" officeooo:paragraph-rsid="00c0515b"/>
    </style:style>
    <style:style style:name="P2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0ab9c" officeooo:paragraph-rsid="00c0ab9c" style:font-weight-asian="bold" style:font-weight-complex="bold"/>
    </style:style>
    <style:style style:name="P2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3321c" officeooo:paragraph-rsid="00c3321c" style:font-weight-asian="bold" style:font-weight-complex="bold"/>
    </style:style>
    <style:style style:name="P2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52396" officeooo:paragraph-rsid="00c52396" style:font-weight-asian="bold" style:font-weight-complex="bold"/>
    </style:style>
    <style:style style:name="P2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85596" officeooo:paragraph-rsid="00c85596" style:font-weight-asian="bold" style:font-weight-complex="bold"/>
    </style:style>
    <style:style style:name="P2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bfe6c" officeooo:paragraph-rsid="00cbfe6c" style:font-weight-asian="bold" style:font-weight-complex="bold"/>
    </style:style>
    <style:style style:name="P2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bfe6c" officeooo:paragraph-rsid="00cc0c7a" style:font-weight-asian="bold" style:font-weight-complex="bold"/>
    </style:style>
    <style:style style:name="P2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c0c7a" officeooo:paragraph-rsid="00cc0c7a" style:font-weight-asian="bold" style:font-weight-complex="bold"/>
    </style:style>
    <style:style style:name="P221" style:family="paragraph" style:parent-style-name="Standard" style:list-style-name="L1">
      <style:paragraph-properties fo:text-align="start" style:justify-single-word="false"/>
      <style:text-properties style:font-name="DejaVu Sans" fo:language="fr" fo:country="FR" style:text-underline-style="none" fo:font-weight="normal" officeooo:rsid="000b2c6a" officeooo:paragraph-rsid="000b2c6a" style:font-size-asian="10.5pt" style:font-weight-asian="normal" style:font-weight-complex="normal"/>
    </style:style>
    <style:style style:name="P222" style:family="paragraph" style:parent-style-name="Standard">
      <style:paragraph-properties fo:text-align="center" style:justify-single-word="false"/>
      <style:text-properties style:font-name="DejaVu Sans" fo:font-size="16pt" fo:language="fr" fo:country="FR" fo:font-weight="bold" officeooo:rsid="00d2b823" officeooo:paragraph-rsid="00d2b823" style:font-size-asian="16pt" style:font-weight-asian="bold" style:font-size-complex="16pt" style:font-weight-complex="bold"/>
    </style:style>
    <style:style style:name="P223" style:family="paragraph" style:parent-style-name="Standard" style:list-style-name="L2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50f27" officeooo:paragraph-rsid="00850f27" style:font-size-asian="10.5pt" style:font-weight-asian="normal" style:font-weight-complex="normal"/>
    </style:style>
    <style:style style:name="P224" style:family="paragraph" style:parent-style-name="Standard" style:list-style-name="L3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c81d8" officeooo:paragraph-rsid="00bc81d8" style:font-size-asian="10.5pt" style:font-style-asian="normal" style:font-weight-asian="normal" style:font-style-complex="normal" style:font-weight-complex="normal"/>
    </style:style>
    <style:style style:name="P225" style:family="paragraph" style:parent-style-name="Standard" style:list-style-name="L3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d09e9" officeooo:paragraph-rsid="00bd09e9" style:font-size-asian="10.5pt" style:font-style-asian="normal" style:font-weight-asian="normal" style:font-style-complex="normal" style:font-weight-complex="normal"/>
    </style:style>
    <style:style style:name="P226" style:family="paragraph" style:parent-style-name="Standard" style:list-style-name="L4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0dec8" officeooo:paragraph-rsid="00c0dec8" style:font-size-asian="10.5pt" style:font-style-asian="normal" style:font-weight-asian="normal" style:font-style-complex="normal" style:font-weight-complex="normal"/>
    </style:style>
    <style:style style:name="P227" style:family="paragraph" style:parent-style-name="Standard" style:list-style-name="L5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52396" officeooo:paragraph-rsid="00c52396" style:font-size-asian="10.5pt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1c37f" officeooo:paragraph-rsid="000496e3" style:font-size-asian="10.5pt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47154" officeooo:paragraph-rsid="00d47154" style:font-size-asian="10.5pt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61ff6" officeooo:paragraph-rsid="00d61ff6" style:font-size-asian="10.5pt" style:font-style-asian="normal" style:font-weight-asian="normal" style:font-style-complex="normal" style:font-weight-complex="normal"/>
    </style:style>
    <style:style style:name="P231" style:family="paragraph" style:parent-style-name="Standard" style:list-style-name="L4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c0dec8" officeooo:paragraph-rsid="00c0dec8" style:font-size-asian="10.5pt" style:font-style-asian="normal" style:font-weight-asian="bold" style:font-style-complex="normal" style:font-weight-complex="bold"/>
    </style:style>
    <style:style style:name="P232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c52396" officeooo:paragraph-rsid="00c52396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52f40" style:font-weight-asian="normal" style:font-weight-complex="normal"/>
    </style:style>
    <style:style style:name="T4" style:family="text">
      <style:text-properties style:text-underline-style="none" fo:font-weight="normal" officeooo:rsid="000790d4" style:font-weight-asian="normal" style:font-weight-complex="normal"/>
    </style:style>
    <style:style style:name="T5" style:family="text">
      <style:text-properties style:text-underline-style="none" fo:font-weight="normal" officeooo:rsid="000866a0" style:font-weight-asian="normal" style:font-weight-complex="normal"/>
    </style:style>
    <style:style style:name="T6" style:family="text">
      <style:text-properties style:text-underline-style="none" fo:font-weight="normal" officeooo:rsid="00aefa30" style:font-weight-asian="normal" style:font-weight-complex="normal"/>
    </style:style>
    <style:style style:name="T7" style:family="text">
      <style:text-properties style:text-underline-style="none" fo:font-weight="normal" officeooo:rsid="00af4ba3" style:font-weight-asian="normal" style:font-weight-complex="normal"/>
    </style:style>
    <style:style style:name="T8" style:family="text">
      <style:text-properties style:text-underline-style="none" officeooo:rsid="00095e98"/>
    </style:style>
    <style:style style:name="T9" style:family="text">
      <style:text-properties style:text-underline-style="none" officeooo:rsid="000b7069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9e4022" style:font-weight-asian="bold" style:font-weight-complex="bold"/>
    </style:style>
    <style:style style:name="T12" style:family="text">
      <style:text-properties style:text-underline-style="none" officeooo:rsid="000ef3b2"/>
    </style:style>
    <style:style style:name="T13" style:family="text">
      <style:text-properties style:text-underline-style="none" officeooo:rsid="0010dcd9"/>
    </style:style>
    <style:style style:name="T14" style:family="text">
      <style:text-properties style:text-underline-style="none" officeooo:rsid="0013a691"/>
    </style:style>
    <style:style style:name="T15" style:family="text">
      <style:text-properties style:text-underline-style="none" officeooo:rsid="0015e2a2"/>
    </style:style>
    <style:style style:name="T16" style:family="text">
      <style:text-properties style:text-underline-style="none" officeooo:rsid="009e4022"/>
    </style:style>
    <style:style style:name="T17" style:family="text">
      <style:text-properties style:text-underline-style="none" officeooo:rsid="009fc335"/>
    </style:style>
    <style:style style:name="T18" style:family="text">
      <style:text-properties style:text-underline-style="none" officeooo:rsid="00a2601a"/>
    </style:style>
    <style:style style:name="T19" style:family="text">
      <style:text-properties officeooo:rsid="0004a3a8"/>
    </style:style>
    <style:style style:name="T20" style:family="text">
      <style:text-properties officeooo:rsid="001e1043"/>
    </style:style>
    <style:style style:name="T21" style:family="text">
      <style:text-properties officeooo:rsid="001fe1da"/>
    </style:style>
    <style:style style:name="T22" style:family="text">
      <style:text-properties officeooo:rsid="00207acb"/>
    </style:style>
    <style:style style:name="T23" style:family="text">
      <style:text-properties officeooo:rsid="00264553"/>
    </style:style>
    <style:style style:name="T24" style:family="text">
      <style:text-properties officeooo:rsid="002c3bd5"/>
    </style:style>
    <style:style style:name="T25" style:family="text">
      <style:text-properties officeooo:rsid="002e3b95"/>
    </style:style>
    <style:style style:name="T26" style:family="text">
      <style:text-properties officeooo:rsid="0033e2d9"/>
    </style:style>
    <style:style style:name="T27" style:family="text">
      <style:text-properties fo:color="#21409a"/>
    </style:style>
    <style:style style:name="T28" style:family="text">
      <style:text-properties officeooo:rsid="0045f622"/>
    </style:style>
    <style:style style:name="T29" style:family="text">
      <style:text-properties officeooo:rsid="004c243e"/>
    </style:style>
    <style:style style:name="T30" style:family="text">
      <style:text-properties officeooo:rsid="004fcaff"/>
    </style:style>
    <style:style style:name="T31" style:family="text">
      <style:text-properties officeooo:rsid="00513bc2"/>
    </style:style>
    <style:style style:name="T32" style:family="text">
      <style:text-properties officeooo:rsid="0051e068"/>
    </style:style>
    <style:style style:name="T33" style:family="text">
      <style:text-properties officeooo:rsid="0055998c"/>
    </style:style>
    <style:style style:name="T34" style:family="text">
      <style:text-properties officeooo:rsid="005cacce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d0e455" style:font-weight-asian="normal" style:font-weight-complex="normal"/>
    </style:style>
    <style:style style:name="T37" style:family="text">
      <style:text-properties fo:color="#000000"/>
    </style:style>
    <style:style style:name="T38" style:family="text">
      <style:text-properties fo:color="#000000" style:text-position="0% 100%" style:font-name="DejaVu Sans" fo:language="fr" fo:country="FR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39" style:family="text">
      <style:text-properties fo:color="#000000" style:text-position="0% 100%" style:font-name="DejaVu Sans" fo:language="fr" fo:country="FR" fo:font-style="normal" style:text-underline-style="none" fo:font-weight="normal" officeooo:rsid="00c0dec8" style:font-size-asian="10.5pt" style:font-style-asian="normal" style:font-weight-asian="normal" style:font-style-complex="normal" style:font-weight-complex="normal"/>
    </style:style>
    <style:style style:name="T40" style:family="text">
      <style:text-properties fo:color="#000000" style:text-position="0% 100%" style:font-name="DejaVu Sans" fo:language="fr" fo:country="FR" fo:font-style="normal" style:text-underline-style="none" fo:font-weight="normal" officeooo:rsid="00c6e046" style:font-size-asian="10.5pt" style:font-style-asian="normal" style:font-weight-asian="normal" style:font-style-complex="normal" style:font-weight-complex="normal"/>
    </style:style>
    <style:style style:name="T41" style:family="text">
      <style:text-properties fo:color="#000000" style:text-position="0% 100%" style:font-name="DejaVu Sans" fo:language="fr" fo:country="FR" fo:font-style="normal" style:text-underline-style="none" fo:font-weight="bold" style:font-size-asian="10.5pt" style:font-style-asian="normal" style:font-weight-asian="bold" style:font-style-complex="normal" style:font-weight-complex="bold"/>
    </style:style>
    <style:style style:name="T42" style:family="text">
      <style:text-properties fo:color="#000000" style:text-position="0% 100%" style:font-name="DejaVu Sans" fo:language="fr" fo:country="FR" fo:font-style="normal" fo:font-weight="normal" style:font-size-asian="10.5pt" style:font-style-asian="normal" style:font-weight-asian="normal" style:font-style-complex="normal" style:font-weight-complex="normal"/>
    </style:style>
    <style:style style:name="T43" style:family="text">
      <style:text-properties fo:color="#000000" style:text-position="0% 100%" style:font-name="DejaVu Sans" fo:language="fr" fo:country="FR" fo:font-style="normal" fo:font-weight="normal" officeooo:rsid="00cc0c7a" style:font-size-asian="10.5pt" style:font-style-asian="normal" style:font-weight-asian="normal" style:font-style-complex="normal" style:font-weight-complex="normal"/>
    </style:style>
    <style:style style:name="T44" style:family="text">
      <style:text-properties fo:color="#000000" style:text-position="sub 58%" style:font-name="DejaVu Sans" fo:language="fr" fo:country="FR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45" style:family="text">
      <style:text-properties officeooo:rsid="006eab2e"/>
    </style:style>
    <style:style style:name="T46" style:family="text">
      <style:text-properties fo:color="#c06616"/>
    </style:style>
    <style:style style:name="T47" style:family="text">
      <style:text-properties officeooo:rsid="00723822"/>
    </style:style>
    <style:style style:name="T48" style:family="text">
      <style:text-properties fo:color="#a3238e"/>
    </style:style>
    <style:style style:name="T49" style:family="text">
      <style:text-properties officeooo:rsid="00773816"/>
    </style:style>
    <style:style style:name="T50" style:family="text">
      <style:text-properties officeooo:rsid="0077fc8e"/>
    </style:style>
    <style:style style:name="T51" style:family="text">
      <style:text-properties officeooo:rsid="007d6da5"/>
    </style:style>
    <style:style style:name="T52" style:family="text">
      <style:text-properties officeooo:rsid="008385f3"/>
    </style:style>
    <style:style style:name="T53" style:family="text">
      <style:text-properties officeooo:rsid="0087bc31"/>
    </style:style>
    <style:style style:name="T54" style:family="text">
      <style:text-properties officeooo:rsid="00883dc2"/>
    </style:style>
    <style:style style:name="T55" style:family="text">
      <style:text-properties officeooo:rsid="008ab893"/>
    </style:style>
    <style:style style:name="T56" style:family="text">
      <style:text-properties officeooo:rsid="008c4c54"/>
    </style:style>
    <style:style style:name="T57" style:family="text">
      <style:text-properties officeooo:rsid="0091ced8"/>
    </style:style>
    <style:style style:name="T58" style:family="text">
      <style:text-properties officeooo:rsid="0094867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9cdaf8"/>
    </style:style>
    <style:style style:name="T62" style:family="text">
      <style:text-properties officeooo:rsid="00a629f5"/>
    </style:style>
    <style:style style:name="T63" style:family="text">
      <style:text-properties officeooo:rsid="00abb2f4"/>
    </style:style>
    <style:style style:name="T64" style:family="text">
      <style:text-properties style:text-position="sub 58%" style:text-underline-style="none"/>
    </style:style>
    <style:style style:name="T65" style:family="text">
      <style:text-properties style:text-position="0% 100%" style:text-underline-style="none"/>
    </style:style>
    <style:style style:name="T66" style:family="text">
      <style:text-properties fo:color="#ce181e" style:text-position="0% 100%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2">EPR - Simulations</text:p>
      <text:p text:style-name="P1"/>
      <text:p text:style-name="P229"/>
      <text:p text:style-name="P230"/>
      <text:p text:style-name="P2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16:07.107337434</meta:creation-date>
    <meta:generator>LibreOffice/6.0.7.3$Linux_X86_64 LibreOffice_project/00m0$Build-3</meta:generator>
    <dc:date>2019-10-28T17:51:17.878208828</dc:date>
    <meta:editing-duration>PT13H22M45S</meta:editing-duration>
    <meta:editing-cycles>203</meta:editing-cycles>
    <meta:document-statistic meta:table-count="0" meta:image-count="0" meta:object-count="0" meta:page-count="1" meta:paragraph-count="1" meta:word-count="3" meta:character-count="17" meta:non-whitespace-character-count="15"/>
  </office:meta>
</office:document-meta>
</file>